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10%"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5</text:span><text:tab/><text:tab/><text:tab/>INTL 507, Fall 2011<text:tab/><text:tab/><text:tab/><text:tab/><text:tab/><text:span text:style-name="T1">Bruce Marron</text:span></text:p>
      <text:p text:style-name="Standard">14 November 2011<text:tab/><text:tab/><text:tab/><text:tab/><text:tab/><text:tab/><text:tab/><text:tab/><text:tab/><text:tab/>ID 971-18-3385</text:p>
      <text:p text:style-name="Standard"/>
      <text:p text:style-name="P2">Scott (1998) provides deep insight into the realities of agricultural success and failure in the context modernity; namely, that scientific agriculture (with elite specialists embedded within a state power structure, based on spatially and temporally limited field trials, using a vast number of simplifying assumptions, and endowed with an aesthetic of orderliness) is successful when it fits nature to the crop. <text:s/>Indigenous agriculture (with self-reliant and independent practitioners, based on extensive observation of crop cycles at multiple levels of spatial and temporal scale, using heuristic methods derived from a multitude of complex variables , and endowed with a sense of practicality) is successful when it creates crop cycles that fit nature. Foster (2002) reminds us that soil fertility is the foundation of agricultural productivity and without a complete recycling of human and animal wastes, sustainable soil fertility is impossible. <text:s/>Altieri (2007) offers the real hope of agroecology as a viable path to sustainable agriculture, if the biosphere is not overwhelmed by the next wave of biotechnology. </text:p>
      <text:p text:style-name="P2"/>
      <text:p text:style-name="P2"/>
      <text:p text:style-name="P2">Modern-day agricultural standardization and mechanization reduce economic, environmental, and social diversity thereby exponentially increasing the risk that global civilization will collapse: civilization depends on food. <text:s/>This might seem like reactionary hyperbole but in fact, Scott (1998), Foster (2002) and Altieri (2007) all provide ample historical and current reasons why this is not an over-statement. <text:s/>First, modern agriculture (briefly defined by large-scale monoculture, separation of crop and animal operations, use of agrochemicals, use of hybrids, market-based decision making) is but 70 years old, and yet, within this short period of time it has created a suite of devastating environmental and social problems. Of these, destruction of soil fertility and contamination of fresh water supplies are notable as state variables that could cause systemic collapse; as they have done to civilizations in the past. <text:s/>Second, the paradigm created by reductionist science coupled with <text:s/>market-based decision making has created a mechanized system that not only is antithetical to earth-based (ecosystem) logic, but seeks ever-higher yields through ever-increasing control: control of water, control of soil, control of nutrients, control of pests, control of genetics. Such laboratory-like control comes not only at the expense of incredible amounts of energy, but also at the expense of massive externalities that become amplified in feedback loops with unpredictable consequences in the dynamical and complex biogeochemical cycles of the earth. <text:s/>For example, modern agriculture has let loose transgenics without decades-long study knowing full well what happened when organochlorine pesticides (DDT, DDD, chlordane, etc.) were released without adequate testing. <text:s/>This is not only madness but absolute ignorance of contemporary holistic science and complexity theory. The release of transgenics alone (into an already weakened biosphere) could well be the cause of collapse because of unintended consequence such as the shut-down of decomposition cycles or the “breeding” of a super-virus. Finally, the loss of genetic diversity in cereal crops on a planet entering a (protracted) period of climate destabilization is frightening. Clearly the arrogance of white Europeans is staggering: indigenous farmers have always planted multiple cultivars (landraces) within a patch-work of polyculture to ensure food for their village because they understand how probability plays out over long-term and short-term climate cycles. <text:s/>Rather than ignore or dismiss such messy (sustainable!) practices, white folks still have the option of learning the truth of native wisdom, and hopefully will become wise before we cross too many critical thresho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65in" fo:margin-bottom="0.8098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0-01T07:07:02</meta:creation-date>
    <dc:date>2011-11-14T08:32:04</dc:date>
    <meta:print-date>2011-10-16T21:35:39</meta:print-date>
    <meta:editing-cycles>79</meta:editing-cycles>
    <meta:editing-duration>P1DT10H25M4S</meta:editing-duration>
    <meta:user-defined meta:name="Info 1"/>
    <meta:user-defined meta:name="Info 2"/>
    <meta:user-defined meta:name="Info 3"/>
    <meta:user-defined meta:name="Info 4"/>
    <meta:document-statistic meta:table-count="0" meta:image-count="0" meta:object-count="0" meta:page-count="1" meta:paragraph-count="4" meta:word-count="590" meta:character-count="3964"/>
  </office:meta>
</office:document-meta>
</file>